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Gross Profit Margin">
            <text:p>Gross Profit Margin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6%">
            <text:p>26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  <table:table-cell office:value-type="string" office:value="25%">
            <text:p>25%</text:p>
          </table:table-cell>
        </table:table-row>
        <table:table-row>
          <table:table-cell table:style-name="pd1" office:value-type="string" office:value="Operating Profit Margin">
            <text:p>Operating Profit Margin</text:p>
          </table:table-cell>
          <table:table-cell office:value-type="string" office:value="21%">
            <text:p>21%</text:p>
          </table:table-cell>
          <table:table-cell office:value-type="string" office:value="18%">
            <text:p>18%</text:p>
          </table:table-cell>
          <table:table-cell office:value-type="string" office:value="20%">
            <text:p>20%</text:p>
          </table:table-cell>
          <table:table-cell office:value-type="string" office:value="21%">
            <text:p>21%</text:p>
          </table:table-cell>
          <table:table-cell office:value-type="string" office:value="21%">
            <text:p>21%</text:p>
          </table:table-cell>
          <table:table-cell office:value-type="string" office:value="21%">
            <text:p>21%</text:p>
          </table:table-cell>
          <table:table-cell office:value-type="string" office:value="20%">
            <text:p>20%</text:p>
          </table:table-cell>
          <table:table-cell office:value-type="string" office:value="19%">
            <text:p>19%</text:p>
          </table:table-cell>
          <table:table-cell office:value-type="string" office:value="19%">
            <text:p>19%</text:p>
          </table:table-cell>
          <table:table-cell office:value-type="string" office:value="19%">
            <text:p>19%</text:p>
          </table:table-cell>
        </table:table-row>
        <table:table-row>
          <table:table-cell table:style-name="pd1" office:value-type="string" office:value="Net Profit Margin">
            <text:p>Net Profit Margin</text:p>
          </table:table-cell>
          <table:table-cell office:value-type="string" office:value="2%">
            <text:p>2%</text:p>
          </table:table-cell>
          <table:table-cell office:value-type="string" office:value="2%">
            <text:p>2%</text:p>
          </table:table-cell>
          <table:table-cell office:value-type="string" office:value="3%">
            <text:p>3%</text:p>
          </table:table-cell>
          <table:table-cell office:value-type="string" office:value="1%">
            <text:p>1%</text:p>
          </table:table-cell>
          <table:table-cell office:value-type="string" office:value="2%">
            <text:p>2%</text:p>
          </table:table-cell>
          <table:table-cell office:value-type="string" office:value="3%">
            <text:p>3%</text:p>
          </table:table-cell>
          <table:table-cell office:value-type="string" office:value="3%">
            <text:p>3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  <table:table-cell office:value-type="string" office:value="4%">
            <text:p>4%</text:p>
          </table:table-cell>
        </table:table-row>
        <table:table-row>
          <table:table-cell table:style-name="pd1" office:value-type="string" office:value="Return on Assets">
            <text:p>Return on Assets</text:p>
          </table:table-cell>
          <table:table-cell office:value-type="string" office:value="6%">
            <text:p>6%</text:p>
          </table:table-cell>
          <table:table-cell office:value-type="string" office:value="5%">
            <text:p>5%</text:p>
          </table:table-cell>
          <table:table-cell office:value-type="string" office:value="6%">
            <text:p>6%</text:p>
          </table:table-cell>
          <table:table-cell office:value-type="string" office:value="3%">
            <text:p>3%</text:p>
          </table:table-cell>
          <table:table-cell office:value-type="string" office:value="5%">
            <text:p>5%</text:p>
          </table:table-cell>
          <table:table-cell office:value-type="string" office:value="7%">
            <text:p>7%</text:p>
          </table:table-cell>
          <table:table-cell office:value-type="string" office:value="8%">
            <text:p>8%</text:p>
          </table:table-cell>
          <table:table-cell office:value-type="string" office:value="8%">
            <text:p>8%</text:p>
          </table:table-cell>
          <table:table-cell office:value-type="string" office:value="8%">
            <text:p>8%</text:p>
          </table:table-cell>
          <table:table-cell office:value-type="string" office:value="9%">
            <text:p>9%</text:p>
          </table:table-cell>
        </table:table-row>
        <table:table-row>
          <table:table-cell table:style-name="pd1" office:value-type="string" office:value="Return on Equity">
            <text:p>Return on Equity</text:p>
          </table:table-cell>
          <table:table-cell office:value-type="string" office:value="15%">
            <text:p>15%</text:p>
          </table:table-cell>
          <table:table-cell office:value-type="string" office:value="16%">
            <text:p>16%</text:p>
          </table:table-cell>
          <table:table-cell office:value-type="string" office:value="19%">
            <text:p>19%</text:p>
          </table:table-cell>
          <table:table-cell office:value-type="string" office:value="9%">
            <text:p>9%</text:p>
          </table:table-cell>
          <table:table-cell office:value-type="string" office:value="13%">
            <text:p>13%</text:p>
          </table:table-cell>
          <table:table-cell office:value-type="string" office:value="18%">
            <text:p>18%</text:p>
          </table:table-cell>
          <table:table-cell office:value-type="string" office:value="18%">
            <text:p>18%</text:p>
          </table:table-cell>
          <table:table-cell office:value-type="string" office:value="20%">
            <text:p>20%</text:p>
          </table:table-cell>
          <table:table-cell office:value-type="string" office:value="21%">
            <text:p>21%</text:p>
          </table:table-cell>
          <table:table-cell office:value-type="string" office:value="22%">
            <text:p>22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